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350.45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49.4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3d9" style:text-align-source="fix" style:repeat-content="false" fo:wrap-option="wrap" fo:border="1.25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3d9" style:text-align-source="fix" style:repeat-content="false" fo:wrap-option="wrap" fo:border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25pt solid #000000" fo:background-color="#0093d9" style:text-align-source="fix" style:repeat-content="false" fo:wrap-option="wrap" fo:border-left="1.25pt solid #000000" fo:border-right="none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wrap" fo:border="1.25pt solid #00000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0.74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0.74pt solid #000000" fo:border-top="1.25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2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3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0093d9" style:text-align-source="fix" style:repeat-content="false" fo:wrap-option="wrap" fo:border-left="0.74pt solid #000000" fo:border-right="0.74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25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21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23" style:family="table-cell" style:parent-style-name="Default">
      <style:table-cell-properties fo:border-bottom="0.74pt solid #000000" fo:background-color="#0093d9" fo:wrap-option="wrap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wrap-option="wrap" fo:border-left="none" fo:border-right="none" fo:border-top="1.25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6600"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25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25pt solid #000000" style:vertical-align="middle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31" style:family="table-cell" style:parent-style-name="Default">
      <style:table-cell-properties fo:border-bottom="0.74pt solid #000000" fo:background-color="#0093d9" style:text-align-source="fix" style:repeat-content="false" fo:wrap-option="wrap" fo:border-left="0.74pt solid #000000" fo:border-right="1.25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none" fo:border-right="1.25pt solid #000000" fo:border-top="1.25pt solid #000000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1.25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wrap-option="wrap" fo:border-left="0.74pt solid #000000" fo:border-right="1.25pt solid #000000" fo:border-top="0.74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37" style:family="table-cell" style:parent-style-name="Default">
      <style:table-cell-properties fo:border-bottom="0.74pt solid #000000" fo:background-color="#ff6600" style:text-align-source="fix" style:repeat-content="false" fo:wrap-option="wrap" fo:border-left="0.74pt solid #000000" fo:border-right="1.25pt solid #000000" fo:border-top="0.74pt solid #000000"/>
      <style:paragraph-properties fo:text-align="start" fo:margin-left="0pt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38" style:family="table-cell" style:parent-style-name="Default">
      <style:table-cell-properties fo:border-bottom="none" fo:border-left="none" fo:border-right="none" fo:border-top="1.25pt solid #000000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fo:border-bottom="none" fo:border-left="1.25pt solid #000000" fo:border-right="1.25pt solid #000000" fo:border-top="1.25pt solid #000000"/>
    </style:style>
    <style:style style:name="ce41" style:family="table-cell" style:parent-style-name="Default">
      <style:table-cell-properties fo:border-bottom="none" fo:wrap-option="wrap" fo:border-left="none" fo:border-right="none" fo:border-top="1.25pt solid #000000"/>
    </style:style>
    <style:style style:name="ce42" style:family="table-cell" style:parent-style-name="Default">
      <style:table-cell-properties fo:background-color="#ff6600" fo:wrap-option="wrap"/>
    </style:style>
    <style:style style:name="ce43" style:family="table-cell" style:parent-style-name="Default">
      <style:table-cell-properties fo:border-bottom="none" fo:wrap-option="wrap" fo:border-left="1.25pt solid #000000" fo:border-right="1.25pt solid #000000" fo:border-top="1.25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25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33"/>
        <table:table-column table:style-name="co11" table:default-cell-style-name="Default"/>
        <table:table-column table:style-name="co11" table:number-columns-repeated="1012" table:default-cell-style-name="ce39"/>
        <table:table-row table:style-name="ro1">
          <table:table-cell table:style-name="ce1" office:value-type="string" calcext:value-type="string">
            <text:p>Test Suit</text:p>
          </table:table-cell>
          <table:table-cell table:style-name="ce6" office:value-type="string" calcext:value-type="string">
            <text:p>Test cases</text:p>
          </table:table-cell>
          <table:table-cell table:style-name="ce17" office:value-type="string" calcext:value-type="string">
            <text:p>delete tmp</text:p>
          </table:table-cell>
          <table:table-cell table:style-name="ce17" office:value-type="string" calcext:value-type="string">
            <text:p>account_name</text:p>
          </table:table-cell>
          <table:table-cell table:style-name="ce23" office:value-type="string" calcext:value-type="string">
            <text:p>test status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need mss 1 s</text:p>
          </table:table-cell>
          <table:table-cell table:style-name="ce17" office:value-type="string" calcext:value-type="string">
            <text:p>5times success continue</text:p>
          </table:table-cell>
          <table:table-cell table:style-name="ce17" office:value-type="string" calcext:value-type="string">
            <text:p>Create accout add</text:p>
          </table:table-cell>
          <table:table-cell table:style-name="ce17" office:value-type="string" calcext:value-type="string">
            <text:p>tmp files clear</text:p>
          </table:table-cell>
          <table:table-cell table:style-name="ce31" office:value-type="string" calcext:value-type="string">
            <text:p>printsuit</text:p>
          </table:table-cell>
          <table:table-cell table:style-name="ce38"/>
          <table:table-cell table:style-name="ce41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Account_Mode</text:p>
          </table:table-cell>
          <table:table-cell table:style-name="ce6" office:value-type="string" calcext:value-type="string">
            <text:p>Account_Mode_M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ccount_Mode_M_to_A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6" office:value-type="string" calcext:value-type="string">
            <text:p>Multiple_Alias_deletio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lias_creatio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Alias_deletion 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Multiple_Alias_creatio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8">
            <text:p>COS</text:p>
          </table:table-cell>
          <table:table-cell table:style-name="ce6" office:value-type="string" calcext:value-type="string">
            <text:p>TC_create_cos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create_newaccount_using_new_CO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delete_co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delete_newaccoun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newaccount_imap_tes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newaccount_pop_tes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newaccount_smtp_tes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show_defaultco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Domain</text:p>
          </table:table-cell>
          <table:table-cell table:style-name="ce6" office:value-type="string" calcext:value-type="string">
            <text:p>Create_Domai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o need</text:p>
          </table:table-cell>
          <table:table-cell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Default_Doma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7">
            <text:p>Envelope_Fetch</text:p>
          </table:table-cell>
          <table:table-cell table:style-name="ce6" office:value-type="string" calcext:value-type="string">
            <text:p>Fetch_Envelope_for_custom_folder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28" office:value-type="string" calcext:value-type="string" table:number-columns-spanned="1" table:number-rows-spanned="7">
            <text:p>testcases in this test suit may have a high possibility to fail,need try more times if neede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for_doc-pdf_attachmen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for_invalid_BCC_head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for_invalid_CC_head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for_invalid-valid_TO_head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for_UTF-8_characters_in_subjec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Fetch_Envelope_with_invalid_TO_head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5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3">
            <text:p>IMAP_Basic</text:p>
          </table:table-cell>
          <table:table-cell table:style-name="ce6" office:value-type="string" calcext:value-type="string">
            <text:p>TC_Imap_Capability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ap_check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clos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Examin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From_field_check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getquota_roo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idl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invalid_tag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lis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Login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Logou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noop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elect_Customfolder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elect_Inbox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elect_SentMai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elect_Trash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tatu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ubject_field_check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To_field_check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UIDCheck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LSUB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Subscrib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IMAP_Unsubscrib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IMAP_Append</text:p>
          </table:table-cell>
          <table:table-cell table:style-name="ce8" office:value-type="string" calcext:value-type="string">
            <text:p>TC_append_customfolder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append_systemfold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151">
            <text:p>IMAP_Body_preview</text:p>
          </table:table-cell>
          <table:table-cell table:style-name="ce9" office:value-type="string" calcext:value-type="string">
            <text:p>Body_preview_empty_body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empty_body_uid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empty_body_with_attachmen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empty_body_with_attachment_uid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7bi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base64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equals_80_CTE_q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7bi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base64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less_than_80_CTE_q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7bi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base64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TF8_body_more_than_80_CTE_qt_uid_sing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7bi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base64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uid_al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uid_multipl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uid_option1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uid_option2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upgradded_accounts_CTE_qt_uid_range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equals_80-7bi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equals_80-base64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equals_80-q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less_than_80-7bi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less_than_80-base64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less_than_80-q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more_than_80-7bi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more_than_80-base64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Body_preview_symbols_more_than_80-q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4">
            <text:p>IMAP_Copy</text:p>
          </table:table-cell>
          <table:table-cell table:style-name="ce6" office:value-type="string" calcext:value-type="string">
            <text:p>TC_copy_customfolder_otherfolder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copy_INBOX_custo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copy_INBOXto_Trash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copy_Trashto_SentMail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4">
            <text:p>IMAP_Create</text:p>
          </table:table-cell>
          <table:table-cell table:style-name="ce10" office:value-type="string" calcext:value-type="string">
            <text:p>TC_create_customfolder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26" office:value-type="string" calcext:value-type="string">
            <text:p>pass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number-columns-repeated="2" table:style-name="ce29" office:value-type="string" calcext:value-type="string">
            <text:p>Y</text:p>
          </table:table-cell>
          <table:table-cell table:style-name="ce34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create_nested_custo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create_nested_syste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create_syste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4">
            <text:p>IMAP_Delete</text:p>
          </table:table-cell>
          <table:table-cell table:style-name="ce6" office:value-type="string" calcext:value-type="string">
            <text:p>TC_delete_customfolder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delete_nested_custo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delete_nested_syste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delete_systemfolder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IMAP_Expunge</text:p>
          </table:table-cell>
          <table:table-cell table:style-name="ce6" office:value-type="string" calcext:value-type="string">
            <text:p>TC_Expunge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0"/>
          <table:table-cell table:style-name="ce43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Expunge_of_message_makes_imap_cache_inconsistent</text:p>
          </table:table-cell>
          <table:table-cell table:number-columns-repeated="2" table:style-name="ce19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42">
            <text:p>IMAP_Fetch_Basic</text:p>
          </table:table-cell>
          <table:table-cell table:style-name="ce6" office:value-type="string" calcext:value-type="string">
            <text:p>TC_fetch_all_message_body_header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8"/>
          <table:table-cell table:style-name="ce41"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all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body_hea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multiple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body_head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1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body_head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option2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body_header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range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body_header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body_text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envelop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flags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ful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rfc822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fetch_single_message_uid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3">
            <text:p>IMAP_Move</text:p>
          </table:table-cell>
          <table:table-cell table:style-name="ce6" office:value-type="string" calcext:value-type="string">
            <text:p>TC_move_customfolder_otherfolder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move_INBOXto_SentMai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move_Trashto_Customfolder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8">
            <text:p>IMAP_Rename</text:p>
          </table:table-cell>
          <table:table-cell table:style-name="ce6" office:value-type="string" calcext:value-type="string">
            <text:p>TC_rename_customfolder_newfolder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rename_customfolder_samefoldername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rename_customfolder_systemfolder_Inbox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rename_customfolder_systemfolder_SentMai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rename_customfolder_systemfolder_Trash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rename_systemfolder_customfolder_Trash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rename_systemfolder_customfolder_Inbox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3">
          <table:covered-table-cell table:style-name="ce1"/>
          <table:table-cell table:style-name="ce7" office:value-type="string" calcext:value-type="string">
            <text:p>TC_rename_systemfolder_customfolder_SentMail</text:p>
          </table:table-cell>
          <table:table-cell table:number-columns-repeated="2" table:style-name="ce14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5">
            <text:p>IMAP_Search</text:p>
          </table:table-cell>
          <table:table-cell table:style-name="ce6" office:value-type="string" calcext:value-type="string">
            <text:p>TC_search_all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search_Fro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earch_larg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earch_O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earch_small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10">
            <text:p>IMAP_Sort</text:p>
          </table:table-cell>
          <table:table-cell table:style-name="ce6" office:value-type="string" calcext:value-type="string">
            <text:p>TC_sort_from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2"/>
          <table:table-cell table:style-name="ce6" office:value-type="string" calcext:value-type="string">
            <text:p>TC_sort_reverse_fro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4"/>
          <table:table-cell table:style-name="ce32"/>
          <table:table-cell table:style-name="ce41" table:number-columns-repeated="1013"/>
        </table:table-row>
        <table:table-row table:style-name="ro2">
          <table:covered-table-cell table:style-name="ce2"/>
          <table:table-cell table:style-name="ce6" office:value-type="string" calcext:value-type="string">
            <text:p>TC_sort_displayfrom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2"/>
          <table:table-cell table:style-name="ce11" office:value-type="string" calcext:value-type="string">
            <text:p>TC_sort_reverse_displayfro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0"/>
          <table:table-cell table:style-name="ce35"/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sort_siz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ort_subjec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12" office:value-type="string" calcext:value-type="string">
            <text:p>TC_sort_reverse_to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/>
          <table:table-cell/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ort_to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ort_displayto</text:p>
          </table:table-cell>
          <table:table-cell table:style-name="ce15" office:value-type="string" calcext:value-type="string">
            <text:p>Y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22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4"/>
          <table:table-cell table:style-name="ce13" office:value-type="string" calcext:value-type="string">
            <text:p>TC_sort_reverse_displayto</text:p>
          </table:table-cell>
          <table:table-cell table:style-name="ce21"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27" office:value-type="string" calcext:value-type="string">
            <text:p>failed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/>
          <table:table-cell table:style-name="ce37"/>
          <table:table-cell table:style-name="ce42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6">
            <text:p>IMAP_Store</text:p>
          </table:table-cell>
          <table:table-cell table:style-name="ce6" office:value-type="string" calcext:value-type="string">
            <text:p>TC_store_addflag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5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9"/>
          <table:table-cell table:number-columns-repeated="628"/>
          <table:table-cell table:style-name="ce41" table:number-columns-repeated="384"/>
        </table:table-row>
        <table:table-row table:style-name="ro2">
          <table:covered-table-cell table:style-name="ce1"/>
          <table:table-cell table:style-name="ce7" office:value-type="string" calcext:value-type="string">
            <text:p>TC_store_add_invalidflag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tore_addkeyword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tore_command_before_log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tore_removeflag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tore_removekeyword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8">
            <text:p>IMAP_Thread</text:p>
          </table:table-cell>
          <table:table-cell table:style-name="ce6" office:value-type="string" calcext:value-type="string">
            <text:p>TC_thread_orderedsubject_us_ascii_all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thread_orderedsubject_utf8_al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in_nestedfolder_utf8_al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us_ascii_al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utf8_al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utf8_cop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utf8_flag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thread_references_utf8_keyword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3">
            <text:p>IMAP_X-THREAD</text:p>
          </table:table-cell>
          <table:table-cell table:style-name="ce6" office:value-type="string" calcext:value-type="string">
            <text:p>X-THREAD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X-THREAD_LIS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X-THREAD_STOR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Invalid_keyvalue_msslog</text:p>
          </table:table-cell>
          <table:table-cell table:style-name="ce6" office:value-type="string" calcext:value-type="string">
            <text:p>Invalid_keyvalue_IMAP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Invalid_keyvalue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Large_msg_delivery</text:p>
          </table:table-cell>
          <table:table-cell table:style-name="ce6" office:value-type="string" calcext:value-type="string">
            <text:p>100KB_message_delivery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10MB_message_deliver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1MB_message_deliver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200KB_message_deliver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LDAP</text:p>
          </table:table-cell>
          <table:table-cell table:style-name="ce6" office:value-type="string" calcext:value-type="string">
            <text:p>LDAPADD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LDAPDELET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LDAPMODIF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LDAPSEARCH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Modseq</text:p>
          </table:table-cell>
          <table:table-cell table:style-name="ce6" office:value-type="string" calcext:value-type="string">
            <text:p>Modseq_fetch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Modseq_fetch_for_upgradded_account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Modseq_uid_fetch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Modseq_uid_fetch_for_upgradded_account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11">
            <text:p>MX_Version</text:p>
          </table:table-cell>
          <table:table-cell table:style-name="ce6" office:value-type="string" calcext:value-type="string">
            <text:p>Veriosn_of_confserv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o need</text:p>
          </table:table-cell>
          <table:table-cell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Veriosn_of_dircacheserv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dirserv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extensio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ima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mgrserv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ms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mta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MX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Veriosn_of_queuserver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3">
            <text:p>No_Flag_msg</text:p>
          </table:table-cell>
          <table:table-cell table:style-name="ce6" office:value-type="string" calcext:value-type="string">
            <text:p>No_flags_msg_deliver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RECENT_flag_is_set_in_first_sessio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RECENT_flag_is_not_set_in_second_sessio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Password_Change</text:p>
          </table:table-cell>
          <table:table-cell table:style-name="ce6" office:value-type="string" calcext:value-type="string">
            <text:p>IMAP_Verify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POP_Verify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10">
            <text:p>POP</text:p>
          </table:table-cell>
          <table:table-cell table:style-name="ce6" office:value-type="string" calcext:value-type="string">
            <text:p>TC_POP_Delet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POP_Lis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Log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quit_after_log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quit_before_log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retr_first_messag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retr_second_messag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retr_third_messag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Sta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POP_uid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3">
            <text:p>Remote_Forward</text:p>
          </table:table-cell>
          <table:table-cell table:style-name="ce6" office:value-type="string" calcext:value-type="string">
            <text:p>Create_remote_forward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List_remote_forward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Delete_remote_forward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Share_Folder</text:p>
          </table:table-cell>
          <table:table-cell table:style-name="ce6" office:value-type="string" calcext:value-type="string">
            <text:p>TC_shareFolder_custom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shareFolder_custom_with_doma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hareFolder_syste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hareFolder_system_with_domain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UnshareFolder_custo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UnshareFolder_system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5">
            <text:p>SMTP</text:p>
          </table:table-cell>
          <table:table-cell table:style-name="ce6" office:value-type="string" calcext:value-type="string">
            <text:p>TC_Change_smtp_address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SMTP_sending_five_smallmessage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MTP_sending_one_largemessage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MTP_sending_seven_smallmessage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MTP_sending_three_smallmessage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Special_Delete</text:p>
          </table:table-cell>
          <table:table-cell table:style-name="ce6" office:value-type="string" calcext:value-type="string">
            <text:p>special_delete_config_keys_defaultexpiry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o need </text:p>
          </table:table-cell>
          <table:table-cell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special_delete_config_keys_ima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 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special_delete_config_keys_ms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 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special_delete_config_keys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 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pecialDelete_IMA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SpecialDelete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14">
            <text:p>Utilities</text:p>
          </table:table-cell>
          <table:table-cell table:style-name="ce14" office:value-type="string" calcext:value-type="string">
            <text:p>TC_account_creat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15" office:value-type="string" calcext:value-type="string">
            <text:p>TC_account_delet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boxmain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boxstat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boxtes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checkfq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folderlist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delete_al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delete_single_messag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dum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find_Trash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find_Inbox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gtrace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immssdescm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3">
            <text:p>Z_Logging_Enhancement</text:p>
          </table:table-cell>
          <table:table-cell table:style-name="ce6" office:value-type="string" calcext:value-type="string">
            <text:p>TC_logging_enhancement_imap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28" office:value-type="string" calcext:value-type="string" table:number-columns-spanned="1" table:number-rows-spanned="3">
            <text:p>Z just makes this test suit execute last,because we need all FEP logs.OPened a bug for smtp logging ,some fromhost missing.not happened everytim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o need</text:p>
          </table:table-cell>
          <table:table-cell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TC_logging_enhancement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TC_logging_enhancement_smt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o need</text:p>
          </table:table-cell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Z_Retrive_large_messages</text:p>
          </table:table-cell>
          <table:table-cell table:style-name="ce6" office:value-type="string" calcext:value-type="string">
            <text:p>Retrive_large_messages_through_IMAP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30" office:value-type="string" calcext:value-type="string" table:number-columns-spanned="1" table:number-rows-spanned="2">
            <text:p>Z just makes this test suit execute last,because it will cleat FEP logs <text:s/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Retrive_large_messages_through_POP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covered-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SMTP_Auth</text:p>
          </table:table-cell>
          <table:table-cell table:style-name="ce6" office:value-type="string" calcext:value-type="string">
            <text:p>Auth_Login_fail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4" office:value-type="string" calcext:value-type="string">
            <text:p>pass</text:p>
          </table:table-cell>
          <table:table-cell table:style-name="ce14"/>
          <table:table-cell table:style-name="ce14" office:value-type="string" calcext:value-type="string">
            <text:p>N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41" table:number-columns-repeated="1013"/>
        </table:table-row>
        <table:table-row table:style-name="ro2">
          <table:covered-table-cell table:style-name="ce1"/>
          <table:table-cell table:style-name="ce7" office:value-type="string" calcext:value-type="string">
            <text:p>Auth_Login_succes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uth_Plain_fai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uth_Plain_succes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uth_CRAM-MD5_fail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covered-table-cell table:style-name="ce1"/>
          <table:table-cell table:style-name="ce7" office:value-type="string" calcext:value-type="string">
            <text:p>Auth_CRAM-MD5_success</text:p>
          </table:table-cell>
          <table:table-cell table:number-columns-repeated="2" table:style-name="ce15" office:value-type="string" calcext:value-type="string">
            <text:p>Y</text:p>
          </table:table-cell>
          <table:table-cell office:value-type="string" calcext:value-type="string">
            <text:p>pass</text:p>
          </table:table-cell>
          <table:table-cell/>
          <table:table-cell table:style-name="ce15" office:value-type="string" calcext:value-type="string">
            <text:p>N</text:p>
          </table:table-cell>
          <table:table-cell table:number-columns-repeated="3"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9"/>
          <table:table-cell table:number-columns-repeated="1012"/>
        </table:table-row>
        <table:table-row table:style-name="ro2">
          <table:table-cell/>
          <table:table-cell table:style-name="ce14" table:number-columns-repeated="3"/>
          <table:table-cell table:style-name="ce24"/>
          <table:table-cell table:style-name="ce14" table:number-columns-repeated="5"/>
          <table:table-cell table:style-name="ce32"/>
          <table:table-cell table:style-name="ce39"/>
          <table:table-cell table:number-columns-repeated="628"/>
          <table:table-cell table:style-name="ce41" table:number-columns-repeated="384"/>
        </table:table-row>
        <table:table-row table:style-name="ro2" table:number-rows-repeated="12">
          <table:table-cell/>
          <table:table-cell table:style-name="ce15" table:number-columns-repeated="3"/>
          <table:table-cell table:number-columns-repeated="2"/>
          <table:table-cell table:style-name="ce15" table:number-columns-repeated="4"/>
          <table:table-cell/>
          <table:table-cell table:style-name="ce39"/>
          <table:table-cell table:number-columns-repeated="1012"/>
        </table:table-row>
        <table:table-row table:style-name="ro2" table:number-rows-repeated="26">
          <table:table-cell/>
          <table:table-cell table:style-name="ce15" table:number-columns-repeated="3"/>
          <table:table-cell table:number-columns-repeated="2"/>
          <table:table-cell table:style-name="ce15" table:number-columns-repeated="4"/>
          <table:table-cell table:number-columns-repeated="1014"/>
        </table:table-row>
        <table:table-row table:style-name="ro2" table:number-rows-repeated="10481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0:30:32.925710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0:04:16.431211145</meta:creation-date>
    <dc:date>2018-03-10T20:33:24.812540609</dc:date>
    <meta:editing-duration>P2DT1H47M7S</meta:editing-duration>
    <meta:editing-cycles>145</meta:editing-cycles>
    <meta:generator>LibreOffice/5.1.6.2$Linux_X86_64 LibreOffice_project/10m0$Build-2</meta:generator>
    <meta:document-statistic meta:table-count="1" meta:cell-count="3489" meta:object-count="0"/>
  </office:meta>
</office:document-meta>
</file>